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3" svg:font-family="13"/>
    <style:font-face style:name="FreeSans1" svg:font-family="FreeSans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13" fo:font-size="13pt" style:font-size-asian="13pt" style:font-size-complex="13pt"/>
    </style:style>
    <style:style style:name="P2" style:family="paragraph" style:parent-style-name="Standard">
      <style:text-properties style:font-name="13" fo:font-size="13pt" officeooo:paragraph-rsid="00191a1a" style:font-size-asian="13pt" style:font-size-complex="13pt"/>
    </style:style>
    <style:style style:name="P3" style:family="paragraph" style:parent-style-name="Standard">
      <style:text-properties style:font-name="13" fo:font-size="13pt" officeooo:rsid="001afe8d" officeooo:paragraph-rsid="001afe8d" style:font-size-asian="13pt" style:font-size-complex="13pt"/>
    </style:style>
    <style:style style:name="P4" style:family="paragraph" style:parent-style-name="Standard">
      <style:text-properties style:font-name="13" fo:font-size="13pt" style:font-size-asian="13pt" style:font-size-complex="13pt"/>
    </style:style>
    <style:style style:name="P5" style:family="paragraph" style:parent-style-name="Standard">
      <style:text-properties style:font-name="13" fo:font-size="13pt" officeooo:rsid="001afe8d" officeooo:paragraph-rsid="001afe8d" style:font-size-asian="13pt" style:font-size-complex="13pt"/>
    </style:style>
    <style:style style:name="P6" style:family="paragraph" style:parent-style-name="Standard">
      <style:text-properties style:font-name="13" fo:font-size="13pt" officeooo:paragraph-rsid="00191a1a" style:font-size-asian="13pt" style:font-size-complex="13pt"/>
    </style:style>
    <style:style style:name="P7" style:family="paragraph" style:parent-style-name="Standard">
      <style:text-properties style:font-name="13" fo:font-size="13pt" officeooo:rsid="001d9bc7" officeooo:paragraph-rsid="001d9bc7" style:font-size-asian="13pt" style:font-size-complex="13pt"/>
    </style:style>
    <style:style style:name="P8" style:family="paragraph" style:parent-style-name="Standard">
      <style:text-properties style:font-name="13" fo:font-size="13pt" officeooo:paragraph-rsid="001e21ae" style:font-size-asian="13pt" style:font-size-complex="13pt"/>
    </style:style>
    <style:style style:name="P9" style:family="paragraph" style:parent-style-name="Standard">
      <style:text-properties style:font-name="DejaVu Serif"/>
    </style:style>
    <style:style style:name="P10" style:family="paragraph" style:parent-style-name="Standard">
      <style:text-properties style:font-name="DejaVu Serif" fo:font-size="13pt" officeooo:rsid="001d9bc7" officeooo:paragraph-rsid="001d9bc7" style:font-size-asian="13pt" style:font-size-complex="13pt"/>
    </style:style>
    <style:style style:name="T1" style:family="text">
      <style:text-properties officeooo:rsid="00191a1a"/>
    </style:style>
    <style:style style:name="T2" style:family="text">
      <style:text-properties officeooo:rsid="001a6c6d"/>
    </style:style>
    <style:style style:name="T3" style:family="text">
      <style:text-properties officeooo:rsid="001afe8d"/>
    </style:style>
    <style:style style:name="T4" style:family="text">
      <style:text-properties officeooo:rsid="001c9b5e"/>
    </style:style>
    <style:style style:name="T5" style:family="text">
      <style:text-properties officeooo:rsid="001d9bc7"/>
    </style:style>
    <style:style style:name="T6" style:family="text">
      <style:text-properties style:font-name="13" fo:font-size="13pt" officeooo:rsid="001d9bc7" style:font-size-asian="13pt" style:font-size-complex="13pt"/>
    </style:style>
    <style:style style:name="T7" style:family="text">
      <style:text-properties style:font-name="13" fo:font-size="13pt" officeooo:rsid="001e21ae" style:font-size-asian="13pt" style:font-size-complex="13pt"/>
    </style:style>
    <style:style style:name="T8" style:family="text">
      <style:text-properties officeooo:rsid="001e21ae"/>
    </style:style>
    <style:style style:name="T9" style:family="text">
      <style:text-properties style:font-name="13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1d9bc7" style:font-size-asian="13pt" style:font-size-complex="13pt"/>
    </style:style>
    <style:style style:name="T12" style:family="text">
      <style:text-properties fo:font-size="13pt" officeooo:rsid="001e21a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lorent BARIS<text:tab/><text:tab/><text:tab/><text:tab/><text:tab/><text:tab/><text:tab/><text:tab/><text:tab/>Larry PAGE</text:p>
      <text:p text:style-name="P9"><text:span text:style-name="T11">Responsable </text:span><text:span text:style-name="T12">G</text:span><text:span text:style-name="T11">mail<text:tab/><text:tab/><text:tab/><text:tab/><text:tab/></text:span><text:span text:style-name="T10">1600 </text:span><text:span text:style-name="T11">A</text:span><text:span text:style-name="T10">mphitheatre Parkway<text:line-break/></text:span><text:span text:style-name="T11">1 rue du silicone</text:span><text:span text:style-name="T10"><text:tab/></text:span><text:tab/><text:tab/><text:tab/><text:tab/><text:span text:style-name="T10">Mountain View, CA 94043</text:span></text:p>
      <text:p text:style-name="P10">94000 <text:span text:style-name="T8">S</text:span>ilicon valley</text:p>
      <text:p text:style-name="P1"/>
      <text:p text:style-name="P1"/>
      <text:p text:style-name="P1"><text:tab/><text:tab/><text:tab/><text:tab/><text:tab/><text:tab/><text:tab/><text:span text:style-name="T5">Silicon valley, le</text:span> <text:span text:style-name="T5">13</text:span> <text:span text:style-name="T5">décembre</text:span> 20<text:span text:style-name="T2">15</text:span> </text:p>
      <text:p text:style-name="P2"/>
      <text:p text:style-name="P2"/>
      <text:p text:style-name="P2">Objet : <text:span text:style-name="T5">MAJ 4.032 incident</text:span></text:p>
      <text:p text:style-name="P2"/>
      <text:p text:style-name="P3"><text:span text:style-name="T5">Monsieur</text:span>,</text:p>
      <text:p text:style-name="P3"/>
      <text:p text:style-name="P3"><text:span text:style-name="T5">Suite a la récente mise à jour de Gmail du</text:span> <text:span text:style-name="T5">12</text:span>/1<text:span text:style-name="T5">2</text:span>/2015, <text:span text:style-name="T5">consistant a intégrer la possibilité d'utiliser Google Play depuis sa messagerie, certains incidents ont été signalés. </text:span></text:p>
      <text:p text:style-name="P7">J'ai en effet reçu une plainte de la part de l'un de nos collaborateur, monsieur Mark Zuckerberg, qui affirme avoir subit un sabotage de sa boite.</text:p>
      <text:p text:style-name="P7">Il n'en n'est evidemment rien, il s'agit d'une erreur lors de la synchronisation des comptes, pouvant parfois, comme dans son cas, résulter a la suppression du compte de messagerie d'origine.</text:p>
      <text:p text:style-name="P7">Je comprends votre mécontentement, mais sachez que la mise a jour a bien entendu étée retirée, et que ce désagrément ne se reproduira plus.</text:p>
      <text:p text:style-name="P2"><text:s/></text:p>
      <text:p text:style-name="P1">Cordialement,</text:p>
      <text:p text:style-name="P1"/>
      <text:p text:style-name="P1"><text:span text:style-name="T1">Florent</text:span> <text:span text:style-name="T1">BARIS</text:span></text:p>
      <text:p text:style-name="P8"><text:span text:style-name="T8">Responsable Gmai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3" svg:font-family="13"/>
    <style:font-face style:name="FreeSans1" svg:font-family="FreeSans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6:00:45.376744264</meta:creation-date>
    <dc:date>2015-12-13T21:29:44.630457100</dc:date>
    <meta:editing-duration>PT12M7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14" meta:word-count="144" meta:character-count="917" meta:non-whitespace-character-count="760"/>
  </office:meta>
</office:document-meta>
</file>